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1.65pt"/>
    </style:style>
    <style:style style:name="co2" style:family="table-column">
      <style:table-column-properties fo:break-before="auto" style:column-width="134.36pt"/>
    </style:style>
    <style:style style:name="co3" style:family="table-column">
      <style:table-column-properties fo:break-before="auto" style:column-width="107.01pt"/>
    </style:style>
    <style:style style:name="co4" style:family="table-column">
      <style:table-column-properties fo:break-before="auto" style:column-width="113.36pt"/>
    </style:style>
    <style:style style:name="co5" style:family="table-column">
      <style:table-column-properties fo:break-before="auto" style:column-width="77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ing_data" table:style-name="ta1">
        <table:shapes>
          <draw:frame draw:z-index="0" draw:style-name="gr1" draw:text-style-name="P1" svg:width="453.51pt" svg:height="255.09pt" svg:x="144.51pt" svg:y="2.83pt">
            <draw:object draw:notify-on-update-of-ranges="resulting_data.E1:resulting_data.E1 resulting_data.A1:resulting_data.A1 resulting_data.E2:resulting_data.E20 resulting_data.B1:resulting_data.B1 resulting_data.A2:resulting_data.A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umber of Retweets</text:p>
          </table:table-cell>
          <table:table-cell office:value-type="string" calcext:value-type="string">
            <text:p><text:s/>Number of Replies</text:p>
          </table:table-cell>
          <table:table-cell office:value-type="string" calcext:value-type="string">
            <text:p><text:s/>Positive Score</text:p>
          </table:table-cell>
          <table:table-cell office:value-type="string" calcext:value-type="string">
            <text:p><text:s/>Negative Score</text:p>
          </table:table-cell>
          <table:table-cell office:value-type="string" calcext:value-type="string">
            <text:p><text:s/>Net Scor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10:48:00.272601441</dc:date>
    <meta:editing-duration>PT1M26S</meta:editing-duration>
    <meta:editing-cycles>1</meta:editing-cycles>
    <meta:document-statistic meta:table-count="1" meta:cell-count="100" meta:object-count="1"/>
    <meta:generator>LibreOffice/6.1.5.2$MacOSX_X86_64 LibreOffice_project/90f8dcf33c87b3705e78202e3df5142b201bd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Sample Sentiment Analysis Results</text:p>
        </chart:title>
        <chart:plot-area chart:style-name="ch3" table:cell-range-address="resulting_data.E1:resulting_data.E20 resulting_data.A1:resulting_data.B1 resulting_data.A2:resulting_data.A20" chart:data-source-has-labels="both" svg:x="1.306cm" svg:y="1.305cm" svg:width="14.374cm" svg:height="6.559cm">
          <chartooo:coordinate-region svg:x="1.463cm" svg:y="1.494cm" svg:width="14.121cm" svg:height="5.743cm"/>
          <chart:axis chart:dimension="x" chart:name="primary-x" chart:style-name="ch4" chartooo:axis-type="auto">
            <chart:title svg:x="7.715cm" svg:y="8.045cm" chart:style-name="ch5">
              <text:p>Net Score</text:p>
            </chart:title>
            <chart:categories table:cell-range-address="resulting_data.E1:resulting_data.E1"/>
            <chart:grid chart:style-name="ch6" chart:class="major"/>
          </chart:axis>
          <chart:axis chart:dimension="y" chart:name="primary-y" chart:style-name="ch4">
            <chart:title svg:x="0.451cm" svg:y="6.115cm" chart:style-name="ch7">
              <text:p>Number of Retweets</text:p>
            </chart:title>
            <chart:grid chart:style-name="ch6" chart:class="major"/>
          </chart:axis>
          <chart:series chart:style-name="ch8" chart:values-cell-range-address="resulting_data.A2:resulting_data.A20" chart:label-cell-address="resulting_data.B1:resulting_data.B1" chart:class="chart:scatter">
            <chart:domain table:cell-range-address="resulting_data.E2:resulting_data.E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Number of Replies</text:p>
                <draw:g>
                  <svg:desc>resulting_data.B1:resulting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Net Score</text:p>
                <draw:g>
                  <svg:desc>resulting_data.E1:resulting_data.E1</svg:desc>
                </draw:g>
              </table:table-cell>
              <table:table-cell office:value-type="float" office:value="0">
                <text:p>0</text:p>
                <draw:g>
                  <svg:desc>resulting_data.E2:resulting_data.E20</svg:desc>
                </draw:g>
              </table:table-cell>
              <table:table-cell office:value-type="float" office:value="3">
                <text:p>3</text:p>
                <draw:g>
                  <svg:desc>resulting_data.A2:resulting_data.A20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MacOSX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